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officeooo:paragraph-rsid="001fd5ca"/>
    </style:style>
    <style:style style:name="P2" style:family="paragraph" style:parent-style-name="Text_20_body">
      <style:paragraph-properties fo:margin-top="0cm" fo:margin-bottom="0.397cm" loext:contextual-spacing="false"/>
      <style:text-properties officeooo:paragraph-rsid="001fd5ca"/>
    </style:style>
    <style:style style:name="P3" style:family="paragraph" style:parent-style-name="Table_20_Contents">
      <style:paragraph-properties fo:margin-top="0cm" fo:margin-bottom="0.397cm" loext:contextual-spacing="false" fo:text-align="start" style:justify-single-word="false"/>
      <style:text-properties officeooo:paragraph-rsid="001fd5ca"/>
    </style:style>
    <style:style style:name="P4" style:family="paragraph" style:parent-style-name="Heading_20_1">
      <style:paragraph-properties fo:margin-top="0cm" fo:margin-bottom="0.397cm" loext:contextual-spacing="false" fo:text-align="start" style:justify-single-word="false"/>
      <style:text-properties officeooo:paragraph-rsid="001fd5ca"/>
    </style:style>
    <style:style style:name="P5" style:family="paragraph" style:parent-style-name="Text_20_body">
      <style:text-properties officeooo:paragraph-rsid="001fd5ca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SQL Server DBA Interview Questions - SQL Server DBA FAQs</text:h>
      <text:p text:style-name="P5"/>
      <text:p text:style-name="P1"><text:a xlink:type="simple" xlink:href="http://www.careerride.com/SQL-DBA-improve-performance-of-query.aspx" text:style-name="Internet_20_link" text:visited-style-name="Visited_20_Internet_20_Link"><text:span text:style-name="T1">Steps to improve performance of a poor performing query</text:span></text:a> </text:p>
      <text:p text:style-name="P2">Steps to improve performance of a poor performing query - Maximum use of indexes, stored procures should be done, Avoid excessive use of complicated joins and cursors........ </text:p>
      <text:p text:style-name="P1"><text:a xlink:type="simple" xlink:href="http://www.careerride.com/SQL-DBA-deadlock-and-live-lock.aspx" text:style-name="Internet_20_link" text:visited-style-name="Visited_20_Internet_20_Link"><text:span text:style-name="T1">Deadlock and live lock. How will you go about resolving deadlocks?</text:span></text:a> </text:p>
      <text:p text:style-name="P2">Deadlock and live lock - A deadlock occurs when two or more processes waits for a resource that is acquired by or is under the control of another process..... </text:p>
      <text:p text:style-name="P1"><text:a xlink:type="simple" xlink:href="http://www.careerride.com/SQL-DBA-what-is-blocking.aspx" text:style-name="Internet_20_link" text:visited-style-name="Visited_20_Internet_20_Link"><text:span text:style-name="T1">What is blocking and how would you troubleshoot it?</text:span></text:a> </text:p>
      <text:p text:style-name="P2">What is blocking and how would you troubleshoot it? - Blocking occurs when two or more rows are locked by one SQL connection and a second connection to the SQL server requires a conflicting on lock on those rows........ </text:p>
      <text:p text:style-name="P1"><text:a xlink:type="simple" xlink:href="http://www.careerride.com/SQL-DBA-different-types-of-BACKUPs.aspx" text:style-name="Internet_20_link" text:visited-style-name="Visited_20_Internet_20_Link"><text:span text:style-name="T1">Different types of BACKUPs available in SQL Server</text:span></text:a> </text:p>
      <text:p text:style-name="P2">Different types of BACKUPs available in SQL Server - Complete database backup: This type of backup will backup all the information in the database. Used most commonly for disaster recovery and takes the longest time to backup........ </text:p>
      <text:p text:style-name="P1"><text:a xlink:type="simple" xlink:href="http://www.careerride.com/SQL-DBA-database-isolation.aspx" text:style-name="Internet_20_link" text:visited-style-name="Visited_20_Internet_20_Link"><text:span text:style-name="T1">What is database isolation in SQL Server?</text:span></text:a> </text:p>
      <text:p text:style-name="P2">What is database isolation in SQL Server? - Isolation in database defines how and when changes made by one transaction can be visible to other transactions...... </text:p>
      <text:p text:style-name="P1"><text:a xlink:type="simple" xlink:href="http://www.careerride.com/SQL-DBA-schema-in-SQL-Server-2005.aspx" text:style-name="Internet_20_link" text:visited-style-name="Visited_20_Internet_20_Link"><text:span text:style-name="T1">What is a Schema in SQL Server 2005? Explain how to create a new Schema in a a Database?</text:span></text:a> </text:p>
      <text:p text:style-name="P2">What is a Schema in SQL Server 2005? - A schema is used to create database objects. It can be created using CREATE SCHEMA statement....... </text:p>
      <text:p text:style-name="P1"><text:a xlink:type="simple" xlink:href="http://www.careerride.com/SQL-DBA-how-to-create-scrollable-cursor.aspx" text:style-name="Internet_20_link" text:visited-style-name="Visited_20_Internet_20_Link"><text:span text:style-name="T1">Explain how to create a Scrollable Cursor with the SCROLL Option</text:span></text:a> </text:p>
      <text:p text:style-name="P2">Create a Scrollable Cursor with the SCROLL Option - Using the SCROLL keyword while declaring a cursor allows fetching of rows in any sequence....... </text:p>
      <text:p text:style-name="P1"><text:a xlink:type="simple" xlink:href="http://www.careerride.com/SQL-DBA-how-to-create-dynamic-cursor.aspx" text:style-name="Internet_20_link" text:visited-style-name="Visited_20_Internet_20_Link"><text:span text:style-name="T1">Explain how to create a Dynamic Cursor with the DYNAMIC Option</text:span></text:a> </text:p>
      <text:p text:style-name="P2">Create a Dynamic Cursor with the DYNAMIC Option - When a cursor is declared as DYNAMIC, the cursor reflects all changes made to the base tables as the cursor is scrolled around...... </text:p>
      <text:p text:style-name="P1"><text:a xlink:type="simple" xlink:href="http://www.careerride.com/SQL-Server-Master-MSDB-TEMPDB-Model.aspx" text:style-name="Internet_20_link" text:visited-style-name="Visited_20_Internet_20_Link"><text:span text:style-name="T1">SQL Server System database - Master,MSDB,TEMPDB,Model</text:span></text:a> </text:p>
      <text:p text:style-name="P2">SQL Server System database - Describe in brief system database. You can find answer to this question in this series. </text:p>
      <text:p text:style-name="P1"><text:a xlink:type="simple" xlink:href="http://www.careerride.com/SQL-Server-Transaction-Architecture.aspx" text:style-name="Internet_20_link" text:visited-style-name="Visited_20_Internet_20_Link"><text:span text:style-name="T1">SQL Server Transaction Architecture interview questions</text:span></text:a> </text:p>
      <text:p text:style-name="P2">SQL Server Transaction Architecture - What operations do SQL Server transaction logs support?, Explain the purpose of check points in a transaction log., What is write-ahead transaction log? </text:p>
      <text:p text:style-name="P1"><text:soft-page-break/><text:a xlink:type="simple" xlink:href="http://www.careerride.com/SQL-Server-use-of-DBCC-commands.aspx" text:style-name="Internet_20_link" text:visited-style-name="Visited_20_Internet_20_Link"><text:span text:style-name="T1">What is use of DBCC Commands?</text:span></text:a> </text:p>
      <text:p text:style-name="P2">What is use of DBCC Commands? - Database Consistency Checker Commands give details in form of statistics about the SQL Server......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9:50:31.853888677</meta:creation-date>
    <dc:date>2016-12-30T09:54:07.539966395</dc:date>
    <meta:editing-duration>PT35S</meta:editing-duration>
    <meta:editing-cycles>2</meta:editing-cycles>
    <meta:generator>LibreOffice/5.2.3.1$Linux_X86_64 LibreOffice_project/20m0$Build-1</meta:generator>
    <meta:document-statistic meta:table-count="0" meta:image-count="0" meta:object-count="0" meta:page-count="2" meta:paragraph-count="23" meta:word-count="421" meta:character-count="2543" meta:non-whitespace-character-count="2123"/>
  </office:meta>
</office:document-meta>
</file>